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91pt"/>
    </style:style>
    <style:style style:name="co2" style:family="table-column">
      <style:table-column-properties fo:break-before="auto" style:column-width="133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ounder_grn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CHTUNG: NUMBERS IN SCIENTIFIC NOTATION PROBABLY INCORRECT DUE TO A PARSING ERROR – TRUST LITTL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ne1</text:p>
          </table:table-cell>
          <table:table-cell office:value-type="string" calcext:value-type="string">
            <text:p>gene2</text:p>
          </table:table-cell>
          <table:table-cell office:value-type="string" calcext:value-type="string">
            <text:p>gene3</text:p>
          </table:table-cell>
          <table:table-cell office:value-type="string" calcext:value-type="string">
            <text:p>gene4</text:p>
          </table:table-cell>
          <table:table-cell office:value-type="string" calcext:value-type="string">
            <text:p>gene5</text:p>
          </table:table-cell>
          <table:table-cell office:value-type="string" calcext:value-type="string">
            <text:p>gene6</text:p>
          </table:table-cell>
          <table:table-cell office:value-type="string" calcext:value-type="string">
            <text:p>gene7</text:p>
          </table:table-cell>
          <table:table-cell office:value-type="string" calcext:value-type="string">
            <text:p>gene8</text:p>
          </table:table-cell>
          <table:table-cell office:value-type="string" calcext:value-type="string">
            <text:p>gene9</text:p>
          </table:table-cell>
          <table:table-cell office:value-type="string" calcext:value-type="string">
            <text:p>gene10</text:p>
          </table:table-cell>
        </table:table-row>
        <table:table-row table:style-name="ro1">
          <table:table-cell office:value-type="string" calcext:value-type="string">
            <text:p>gene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17116880674937" calcext:value-type="float">
            <text:p>-0.617116880674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161534818595" calcext:value-type="float">
            <text:p>0.578161534818595</text:p>
          </table:table-cell>
          <table:table-cell office:value-type="float" office:value="0.229035139024074" calcext:value-type="float">
            <text:p>0.22903513902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9338849133361" calcext:value-type="float">
            <text:p>0.6393388491333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3427513665414" calcext:value-type="float">
            <text:p>-0.33427513665414</text:p>
          </table:table-cell>
        </table:table-row>
        <table:table-row table:style-name="ro1">
          <table:table-cell office:value-type="string" calcext:value-type="string">
            <text:p>gene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.0134098720516804" calcext:value-type="float">
            <text:p>1.34E-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158318859975949" calcext:value-type="float">
            <text:p>1.58E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4</text:p>
          </table:table-cell>
          <table:table-cell office:value-type="float" office:value="0.246969241280079" calcext:value-type="float">
            <text:p>0.2469692412800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125194491920728" calcext:value-type="float">
            <text:p>1.25E-02</text:p>
          </table:table-cell>
          <table:table-cell office:value-type="float" office:value="-0.533510059627071" calcext:value-type="float">
            <text:p>-0.5335100596270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.949163283690155346e</text:p>
          </table:table-cell>
        </table:table-row>
        <table:table-row table:style-name="ro1">
          <table:table-cell office:value-type="string" calcext:value-type="string">
            <text:p>gene5</text:p>
          </table:table-cell>
          <table:table-cell office:value-type="float" office:value="0" calcext:value-type="float">
            <text:p>0</text:p>
          </table:table-cell>
          <table:table-cell office:value-type="float" office:value="-0.698701117682083" calcext:value-type="float">
            <text:p>-0.6987011176820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163039191229047" calcext:value-type="float">
            <text:p>1.63E-0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-0.0111549807678892" calcext:value-type="float">
            <text:p>-1.12E-02</text:p>
          </table:table-cell>
          <table:table-cell table:style-name="ce2" office:value-type="float" office:value="-0.0143819129877182" calcext:value-type="float">
            <text:p>-1.44E-02</text:p>
          </table:table-cell>
        </table:table-row>
        <table:table-row table:style-name="ro1">
          <table:table-cell office:value-type="string" calcext:value-type="string">
            <text:p>gene7</text:p>
          </table:table-cell>
          <table:table-cell office:value-type="float" office:value="0.79188099060027" calcext:value-type="float">
            <text:p>0.79188099060027</text:p>
          </table:table-cell>
          <table:table-cell office:value-type="float" office:value="0" calcext:value-type="float">
            <text:p>0</text:p>
          </table:table-cell>
          <table:table-cell office:value-type="float" office:value="-0.800701122830925" calcext:value-type="float">
            <text:p>-0.8007011228309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-0.0123357494531663" calcext:value-type="float">
            <text:p>-1.23E-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1077743084501" calcext:value-type="float">
            <text:p>1.08E-02</text:p>
          </table:table-cell>
          <table:table-cell office:value-type="float" office:value="-0.0180521558116906" calcext:value-type="float">
            <text:p>-0.018052155811691</text:p>
          </table:table-cell>
        </table:table-row>
        <table:table-row table:style-name="ro1">
          <table:table-cell office:value-type="string" calcext:value-type="string">
            <text:p>gene8</text:p>
          </table:table-cell>
          <table:table-cell office:value-type="float" office:value="0" calcext:value-type="float">
            <text:p>0</text:p>
          </table:table-cell>
          <table:table-cell office:value-type="float" office:value="0.290114695858317" calcext:value-type="float">
            <text:p>0.29011469585831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0.0109146343663694" calcext:value-type="float">
            <text:p>1.09E-02</text:p>
          </table:table-cell>
          <table:table-cell office:value-type="float" office:value="-0.598514033766157" calcext:value-type="float">
            <text:p>-0.598514033766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16681428949828" calcext:value-type="float">
            <text:p>-0.116681428949828</text:p>
          </table:table-cell>
          <table:table-cell table:style-name="ce2" office:value-type="float" office:value="-0.0157767485340072" calcext:value-type="float">
            <text:p>-1.58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0.016284863769491" calcext:value-type="float">
            <text:p>-1.63E-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29264014320235" calcext:value-type="float">
            <text:p>-0.5292640143202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18140334694061" calcext:value-type="float">
            <text:p>1.81E-02</text:p>
          </table:table-cell>
          <table:table-cell office:value-type="float" office:value="0.628197589391587" calcext:value-type="float">
            <text:p>0.62819758939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6261693515142" calcext:value-type="float">
            <text:p>0.746261693515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8T18:05:34.760196375</dc:date>
    <meta:editing-duration>PT3M56S</meta:editing-duration>
    <meta:editing-cycles>1</meta:editing-cycles>
    <meta:generator>LibreOffice/6.0.7.3$Linux_X86_64 LibreOffice_project/00m0$Build-3</meta:generator>
    <meta:document-statistic meta:table-count="1" meta:cell-count="121" meta:object-count="0"/>
  </office:meta>
</office:document-meta>
</file>